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4" style:family="paragraph" style:parent-style-name="Title">
      <style:text-properties fo:font-size="40pt" officeooo:paragraph-rsid="001dc34f" style:font-size-asian="40pt" style:font-size-complex="40pt"/>
    </style:style>
    <style:style style:name="P5" style:family="paragraph" style:parent-style-name="Standard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officeooo:paragraph-rsid="003680dc"/>
    </style:style>
    <style:style style:name="P8" style:family="paragraph" style:parent-style-name="Standard">
      <style:paragraph-properties fo:text-align="justify" style:justify-single-word="false"/>
      <style:text-properties officeooo:paragraph-rsid="00428b2c"/>
    </style:style>
    <style:style style:name="P9" style:family="paragraph" style:parent-style-name="Standard">
      <style:paragraph-properties fo:text-align="justify" style:justify-single-word="false"/>
      <style:text-properties officeooo:paragraph-rsid="00379c43"/>
    </style:style>
    <style:style style:name="P10" style:family="paragraph" style:parent-style-name="Standard">
      <style:paragraph-properties fo:text-align="start" style:justify-single-word="false"/>
      <style:text-properties officeooo:paragraph-rsid="00379c43"/>
    </style:style>
    <style:style style:name="P11" style:family="paragraph" style:parent-style-name="Standard">
      <style:paragraph-properties fo:text-align="end" style:justify-single-word="false"/>
      <style:text-properties officeooo:paragraph-rsid="00379c43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3e180c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26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29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33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34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38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paragraph-rsid="003f3f15"/>
    </style:style>
    <style:style style:name="P42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officeooo:paragraph-rsid="002b8d94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46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49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2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53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officeooo:paragraph-rsid="002688cc"/>
    </style:style>
    <style:style style:name="T1" style:family="text">
      <style:text-properties officeooo:rsid="00530023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543efc" style:font-name-asian="Georgia1" style:font-name-complex="Georgia1"/>
    </style:style>
    <style:style style:name="T4" style:family="text">
      <style:text-properties style:font-name="Georgia" officeooo:rsid="003680dc" style:font-name-asian="Georgia1" style:font-name-complex="Georgia1"/>
    </style:style>
    <style:style style:name="T5" style:family="text">
      <style:text-properties officeooo:rsid="003593c8"/>
    </style:style>
    <style:style style:name="T6" style:family="text">
      <style:text-properties style:font-name="Georgia" officeooo:rsid="003a3aa8" style:font-name-asian="Georgia1" style:font-name-complex="Georgia1"/>
    </style:style>
    <style:style style:name="T7" style:family="text">
      <style:text-properties style:font-name="Georgia" fo:font-weight="bold" style:font-name-asian="Georgia1" style:font-weight-asian="bold" style:font-name-complex="Georgia1"/>
    </style:style>
    <style:style style:name="T8" style:family="text">
      <style:text-properties style:font-name="Georgia" officeooo:rsid="0023ad53" style:font-name-asian="Georgia1" style:font-name-complex="Georgia1"/>
    </style:style>
    <style:style style:name="T9" style:family="text">
      <style:text-properties officeooo:rsid="00283ed7"/>
    </style:style>
    <style:style style:name="T10" style:family="text">
      <style:text-properties officeooo:rsid="003e180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Guide <text:span text:style-name="T1">d’u</text:span>tilisation<text:line-break/><text:span text:style-name="T1">d</text:span>e Git</text:p>
      <text:p text:style-name="P5"/>
      <text:p text:style-name="P2"><draw:frame draw:style-name="fr1" draw:name="image6.png" text:anchor-type="as-char" svg:width="10.601cm" svg:height="1.842cm" draw:z-index="8"><draw:image xlink:href="Pictures/100000000000062B000001155D213930.png" xlink:type="simple" xlink:show="embed" xlink:actuate="onLoad" draw:mime-type="image/png"/></draw:frame></text:p>
      <text:p text:style-name="P6"/>
      <text:p text:style-name="P6"/>
      <text:p text:style-name="P7">🖋️ <text:span text:style-name="T2">Créateur : Hugo CLAMON</text:span><text:span text:style-name="T3">D</text:span><text:span text:style-name="T4"> – Responsable infrastructure et système</text:span></text:p>
      <text:p text:style-name="P7">📅 <text:span text:style-name="T2">Date de Création : </text:span><text:span text:style-name="T4">JJ</text:span><text:span text:style-name="T2">/</text:span><text:span text:style-name="T4">MM</text:span><text:span text:style-name="T2">/</text:span><text:span text:style-name="T4">202</text:span><text:span text:style-name="T3">4</text:span></text:p>
      <text:p text:style-name="P6"/>
      <text:p text:style-name="P7">🖋️ <text:span text:style-name="T5">Dernier m</text:span><text:span text:style-name="T2">odificateur : </text:span><text:span text:style-name="T4">Axel MOURILLON – Chef de projet</text:span></text:p>
      <text:p text:style-name="P8">📅 <text:span text:style-name="T2">Date de modification : </text:span><text:span text:style-name="T3">06</text:span><text:span text:style-name="T2">/</text:span><text:span text:style-name="T3">01</text:span><text:span text:style-name="T2">/</text:span><text:span text:style-name="T4">2025</text:span></text:p>
      <text:p text:style-name="P8"><text:span text:style-name="T4">🔄 Version : </text:span><text:span text:style-name="T3">2</text:span><text:span text:style-name="T4">.</text:span><text:span text:style-name="T6">0</text:span></text:p>
      <text:p text:style-name="P9"/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2581_2368315680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Style : Titre 1<text:tab/>2</text:a></text:p>
          <text:p text:style-name="P15"><text:a xlink:type="simple" xlink:href="#__RefHeading___Toc399_377169772%20Copie%204%20Copie%201%20Copie%202" text:style-name="Index_20_Link" text:visited-style-name="Index_20_Link">A) Style : Titre 2<text:tab/>2</text:a></text:p>
          <text:p text:style-name="P16"><text:a xlink:type="simple" xlink:href="#__RefHeading___Toc554_377169772%20Copie%201%20Copie%203" text:style-name="Index_20_Link" text:visited-style-name="Index_20_Link">1/ Style : Titre 3<text:tab/>2</text:a></text:p>
          <text:p text:style-name="P16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15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15"><text:a xlink:type="simple" xlink:href="#__RefHeading___Toc399_377169772%20Copie%204%20Copie%201%20Copie%201%20Copie%201%20Copie%201" text:style-name="Index_20_Link" text:visited-style-name="Index_20_Link">C) Style : Titre 2<text:tab/>2</text:a></text:p>
          <text:p text:style-name="P14"><text:a xlink:type="simple" xlink:href="#__RefHeading___Toc395_377169772%20Copie%201" text:style-name="Index_20_Link" text:visited-style-name="Index_20_Link">II. Style : Titre 1 (exemple de lignes multiple)<text:tab/>3</text:a></text:p>
          <text:p text:style-name="P15"><text:a xlink:type="simple" xlink:href="#__RefHeading___Toc399_377169772%20Copie%204%20Copie%201" text:style-name="Index_20_Link" text:visited-style-name="Index_20_Link">A) Style : Titre 2<text:tab/>3</text:a></text:p>
          <text:p text:style-name="P16"><text:a xlink:type="simple" xlink:href="#__RefHeading___Toc554_377169772%20Copie%201" text:style-name="Index_20_Link" text:visited-style-name="Index_20_Link">3/ Style : Titre 3<text:tab/>3</text:a></text:p>
          <text:p text:style-name="P15"><text:a xlink:type="simple" xlink:href="#__RefHeading___Toc399_377169772%20Copie%204%20Copie%201%20Copie%201" text:style-name="Index_20_Link" text:visited-style-name="Index_20_Link">B) Style : Titre 2<text:tab/>3</text:a></text:p>
        </text:index-body>
      </text:table-of-content>
      <text:p text:style-name="P6"/>
      <text:p text:style-name="P6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6"/>
      <text:p text:style-name="P18"/>
      <text:list xml:id="list1891940293" text:style-name="L1">
        <text:list-item>
          <text:p text:style-name="P19"><text:bookmark-start text:name="__RefHeading___Toc395_377169772"/>Style : Titre 1<text:bookmark-end text:name="__RefHeading___Toc395_377169772"/></text:p>
        </text:list-item>
      </text:list>
      <text:p text:style-name="P20"/>
      <text:p text:style-name="P21"><text:span text:style-name="T7">Introduction de la section :</text:span><text:span text:style-name="T2"> </text:span></text:p>
      <text:p text:style-name="P22">Cette section &lt;suiteIntro&gt;</text:p>
      <text:list xml:id="list81234996" text:style-name="L2">
        <text:list-item>
          <text:p text:style-name="P23"><text:span text:style-name="T2">&lt;TitreA&gt; : </text:span><text:span text:style-name="T8">[Corps de texte]</text:span></text:p>
        </text:list-item>
        <text:list-item>
          <text:p text:style-name="P24"><text:span text:style-name="T2">&lt;TitreB&gt; : </text:span><text:span text:style-name="T8">[Corps de texte]</text:span></text:p>
        </text:list-item>
        <text:list-item>
          <text:p text:style-name="P25">&lt;TitreC&gt; : [Corps de texte]</text:p>
        </text:list-item>
      </text:list>
      <text:p text:style-name="P21"/>
      <text:p text:style-name="P20"/>
      <text:list xml:id="list3227757958" text:style-name="L3">
        <text:list-item>
          <text:p text:style-name="P26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27"/>
      <text:p text:style-name="P27">[Corps de texte]</text:p>
      <text:p text:style-name="P28"/>
      <text:list text:style-name="L4">
        <text:list-item>
          <text:p text:style-name="P29"><text:bookmark-start text:name="__RefHeading___Toc554_377169772 Copie 1 Copie 3"/>Style : Titre <text:span text:style-name="T9">3</text:span><text:bookmark-end text:name="__RefHeading___Toc554_377169772 Copie 1 Copie 3"/></text:p>
        </text:list-item>
      </text:list>
      <text:p text:style-name="P30"/>
      <text:p text:style-name="P27"><text:tab/>[Corps de texte]</text:p>
      <text:p text:style-name="P31"/>
      <text:p text:style-name="P32"/>
      <text:list xml:id="list121507787356980" text:continue-numbering="true" text:style-name="L4">
        <text:list-item>
          <text:p text:style-name="P33"><text:bookmark-start text:name="__RefHeading___Toc554_377169772 Copie 1 Copie 4"/>Style : Titre <text:span text:style-name="T9">3</text:span><text:bookmark-end text:name="__RefHeading___Toc554_377169772 Copie 1 Copie 4"/></text:p>
        </text:list-item>
      </text:list>
      <text:p text:style-name="P30"/>
      <text:p text:style-name="P30">[Corps de texte]</text:p>
      <text:p text:style-name="P32"/>
      <text:p text:style-name="P20"/>
      <text:list text:continue-list="list3227757958" text:style-name="L3">
        <text:list-item>
          <text:p text:style-name="P34"><text:bookmark-start text:name="__RefHeading___Toc399_377169772 Copie 4 Copie 1 Copie 1 Copie 1"/>Style : Titre 2<text:bookmark-end text:name="__RefHeading___Toc399_377169772 Copie 4 Copie 1 Copie 1 Copie 1"/></text:p>
        </text:list-item>
      </text:list>
      <text:p text:style-name="P20"/>
      <text:p text:style-name="P35">[Corps de texte]</text:p>
      <text:p text:style-name="P36"/>
      <text:p text:style-name="P37"/>
      <text:list text:continue-numbering="true" text:style-name="L3">
        <text:list-item>
          <text:p text:style-name="P38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37"/>
      <text:p text:style-name="P39">[Corps de texte]</text:p>
      <text:p text:style-name="P40"/>
      <text:p text:style-name="P41"/>
      <text:list text:continue-list="list1891940293" text:style-name="L1">
        <text:list-item>
          <text:p text:style-name="P19"><text:bookmark-start text:name="__RefHeading___Toc395_377169772 Copie 1"/>Style : Titre 1 <text:span text:style-name="T10">(exemple de<text:line-break/><text:tab/>lignes multiple)</text:span><text:bookmark-end text:name="__RefHeading___Toc395_377169772 Copie 1"/></text:p>
        </text:list-item>
      </text:list>
      <text:p text:style-name="P42"/>
      <text:p text:style-name="P43"><text:span text:style-name="T7">Introduction de la section :</text:span><text:span text:style-name="T2"> </text:span></text:p>
      <text:p text:style-name="P44">Cette section &lt;suiteIntro&gt;</text:p>
      <text:list text:continue-list="list81234996" text:style-name="L2">
        <text:list-item>
          <text:p text:style-name="P45"><text:span text:style-name="T2">&lt;TitreA&gt; : </text:span><text:span text:style-name="T8">[Corps de texte]</text:span></text:p>
        </text:list-item>
        <text:list-item>
          <text:p text:style-name="P45"><text:span text:style-name="T2">&lt;TitreB&gt; : </text:span><text:span text:style-name="T8">[Corps de texte]</text:span></text:p>
        </text:list-item>
      </text:list>
      <text:p text:style-name="P43"/>
      <text:p text:style-name="P20"/>
      <text:list xml:id="list3228457612" text:style-name="L5">
        <text:list-item>
          <text:p text:style-name="P46"><text:bookmark-start text:name="__RefHeading___Toc399_377169772 Copie 4 Copie 1"/>Style : Titre 2<text:bookmark-end text:name="__RefHeading___Toc399_377169772 Copie 4 Copie 1"/></text:p>
        </text:list-item>
      </text:list>
      <text:p text:style-name="P20"/>
      <text:list text:continue-list="list121507787356980" text:style-name="L4">
        <text:list-item text:start-value="1">
          <text:p text:style-name="P29"><text:bookmark-start text:name="__RefHeading___Toc554_377169772 Copie 1"/>Style : Titre <text:span text:style-name="T9">3</text:span><text:bookmark-end text:name="__RefHeading___Toc554_377169772 Copie 1"/></text:p>
        </text:list-item>
      </text:list>
      <text:p text:style-name="P47"/>
      <text:p text:style-name="P47">[Corps de texte]</text:p>
      <text:p text:style-name="P48"/>
      <text:p text:style-name="P48"/>
      <text:list text:continue-numbering="true" text:style-name="L4">
        <text:list-item>
          <text:p text:style-name="P49"><text:bookmark-start text:name="__RefHeading___Toc554_377169772 Copie 1 Copie 1"/>Style : Titre <text:span text:style-name="T9">3</text:span><text:bookmark-end text:name="__RefHeading___Toc554_377169772 Copie 1 Copie 1"/></text:p>
        </text:list-item>
      </text:list>
      <text:p text:style-name="P50"/>
      <text:p text:style-name="P50">[Corps de texte]</text:p>
      <text:p text:style-name="P48"/>
      <text:p text:style-name="P51"/>
      <text:list text:continue-list="list3228457612" text:style-name="L5">
        <text:list-item>
          <text:p text:style-name="P52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20"/>
      <text:p text:style-name="P47">[Corps de texte]</text:p>
      <text:p text:style-name="P53"/>
      <text:p text:style-name="P54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Guide d’utilisation de Git</text:p>
      </style:header>
      <style:footer>
        <text:p text:style-name="MP2"><draw:frame draw:style-name="Mfr2" draw:name="image4.png" text:anchor-type="char" svg:x="-1.154cm" svg:y="-0.46cm" svg:width="11.947cm" svg:height="1.891cm" draw:z-index="5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6T12:14:18.372000000</dc:date>
    <meta:editing-duration>PT1H38M19S</meta:editing-duration>
    <meta:editing-cycles>53</meta:editing-cycles>
    <meta:document-statistic meta:table-count="0" meta:image-count="7" meta:object-count="0" meta:page-count="5" meta:paragraph-count="54" meta:word-count="265" meta:character-count="1241" meta:non-whitespace-character-count="1037"/>
  </office:meta>
</office:document-meta>
</file>